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4.1cm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7cm" fo:min-width="1.198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3.9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1.764cm"/>
    </style:style>
    <style:style style:name="gr6" style:family="graphic" style:parent-style-name="objectwithoutfill">
      <style:graphic-properties svg:stroke-color="#000000" draw:marker-end="Arrow_20_concave" draw:marker-end-width="0.3cm" draw:fill="none" draw:fill-color="#ffffff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74cm" fo:min-width="1.904cm"/>
    </style:style>
    <style:style style:name="gr8" style:family="graphic" style:parent-style-name="objectwithoutfill">
      <style:graphic-properties svg:stroke-color="#000000" draw:fill="none" draw:fill-color="#ffffff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0.2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2.5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67cm" fo:min-width="1.41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67cm" fo:min-width="1.553cm"/>
    </style:style>
    <style:style style:name="gr13" style:family="graphic" style:parent-style-name="standard">
      <style:graphic-properties svg:stroke-color="#000000" draw:marker-start="" draw:marker-end="Arrow_20_concave" draw:fill-color="#ffffff" draw:textarea-horizontal-align="justify" draw:textarea-vertical-align="middle" draw:auto-grow-height="false" fo:min-height="0.55cm" fo:min-width="3.3cm"/>
    </style:style>
    <style:style style:name="gr14" style:family="graphic" style:parent-style-name="standard">
      <style:graphic-properties svg:stroke-color="#000000" draw:marker-start="" draw:marker-end="Arrow_20_concave" draw:fill-color="#ffffff" draw:textarea-horizontal-align="justify" draw:textarea-vertical-align="middle" draw:auto-grow-height="false" fo:min-height="0.67cm" fo:min-width="1.622cm"/>
    </style:style>
    <style:style style:name="gr15" style:family="graphic" style:parent-style-name="objectwithoutfill">
      <style:graphic-properties svg:stroke-color="#00000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svg:stroke-color="#000000" draw:marker-start="" draw:marker-end="Arrow_20_concave" draw:fill="none" draw:fill-color="#ffffff" draw:textarea-vertical-align="middle"/>
    </style:style>
    <style:style style:name="gr17" style:family="graphic" style:parent-style-name="standard">
      <style:graphic-properties svg:stroke-color="#000000" draw:marker-start="" draw:marker-end="Arrow_20_concave" draw:fill-color="#ffffff" draw:textarea-horizontal-align="justify" draw:textarea-vertical-align="middle" draw:auto-grow-height="false" fo:min-height="0.55cm" fo:min-width="0.2cm"/>
    </style:style>
    <style:style style:name="gr18" style:family="graphic" style:parent-style-name="standard">
      <style:graphic-properties svg:stroke-color="#000000" draw:marker-start="" draw:marker-end="Arrow_20_concave" draw:fill-color="#ffffff" draw:textarea-horizontal-align="justify" draw:textarea-vertical-align="middle" draw:auto-grow-height="false" fo:min-height="0.75cm" fo:min-width="2.5cm"/>
    </style:style>
    <style:style style:name="gr19" style:family="graphic" style:parent-style-name="standard">
      <style:graphic-properties svg:stroke-color="#000000" draw:marker-start="" draw:marker-end="Arrow_20_concave" draw:fill-color="#ffffff" draw:textarea-horizontal-align="justify" draw:textarea-vertical-align="middle" draw:auto-grow-height="false" fo:min-height="0.6cm" fo:min-width="1.48cm"/>
    </style:style>
    <style:style style:name="gr20" style:family="graphic" style:parent-style-name="standard">
      <style:graphic-properties svg:stroke-color="#000000" draw:marker-start="" draw:marker-end="Arrow_20_concave" draw:fill-color="#ffffff" draw:textarea-horizontal-align="justify" draw:textarea-vertical-align="middle" draw:auto-grow-height="false" fo:min-height="0.598cm" fo:min-width="1.552cm"/>
    </style:style>
    <style:style style:name="gr21" style:family="graphic" style:parent-style-name="standard">
      <style:graphic-properties svg:stroke-color="#000000" draw:marker-start="" draw:marker-end="Arrow_20_concave" draw:fill-color="#ffffff" draw:textarea-horizontal-align="justify" draw:textarea-vertical-align="middle" draw:auto-grow-height="false" fo:min-height="0.6cm" fo:min-width="1.91cm"/>
    </style:style>
    <style:style style:name="gr22" style:family="graphic" style:parent-style-name="standard">
      <style:graphic-properties svg:stroke-color="#000000" draw:marker-start="" draw:marker-end="Arrow_20_concave" draw:fill-color="#ffffff" draw:textarea-horizontal-align="justify" draw:textarea-vertical-align="middle" draw:auto-grow-height="false" fo:min-height="0.74cm" fo:min-width="0.632cm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objectwithoutfill">
      <style:graphic-properties svg:stroke-color="#000000" draw:fill="none" draw:textarea-vertical-align="middle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3.3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844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1.055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3cm" fo:min-width="0.05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4cm" fo:min-width="0.05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2.4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316cm" fo:min-width="1.056cm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3.5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67cm" fo:min-width="1.552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3.3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1.268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1.90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style:text-underline-style="solid" style:text-underline-width="auto" style:text-underline-color="font-color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cm" svg:height="1.2cm" svg:x="3.3cm" svg:y="3.8cm">
          <text:p text:style-name="P1"><text:span text:style-name="T1">Admi</text:span><text:span text:style-name="T1">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3cm" svg:y1="3.8cm" svg:x2="2.6cm" svg:y2="2.7cm">
          <text:p/>
        </draw:line>
        <draw:custom-shape draw:style-name="gr3" draw:text-style-name="P4" draw:layer="layout" svg:width="2.4cm" svg:height="1.3cm" svg:x="1.2cm" svg:y="1.4cm">
          <text:p text:style-name="P1"><text:span text:style-name="T2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4cm" svg:height="1.3cm" svg:x="4.101cm" svg:y="1.101cm">
          <text:p text:style-name="P1"><text:span text:style-name="T3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4cm" svg:height="1.3cm" svg:x="6.901cm" svg:y="1.301cm">
          <text:p text:style-name="P1"><text:span text:style-name="T3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4cm" svg:height="1.3cm" svg:x="1.202cm" svg:y="5.902cm">
          <text:p text:style-name="P1"><text:span text:style-name="T4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3cm" svg:y1="5cm" svg:x2="2.4cm" svg:y2="5.9cm">
          <text:p/>
        </draw:line>
        <draw:line draw:style-name="gr2" draw:text-style-name="P3" draw:layer="layout" svg:x1="5.1cm" svg:y1="3.8cm" svg:x2="5.3cm" svg:y2="2.4cm">
          <text:p/>
        </draw:line>
        <draw:line draw:style-name="gr2" draw:text-style-name="P3" draw:layer="layout" svg:x1="7cm" svg:y1="3.8cm" svg:x2="8.3cm" svg:y2="2.6cm">
          <text:p/>
        </draw:line>
        <draw:custom-shape draw:style-name="gr4" draw:text-style-name="P2" draw:layer="layout" svg:width="4.4cm" svg:height="1cm" svg:x="14.9cm" svg:y="3.9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9cm" svg:y1="3.9cm" svg:x2="13.9cm" svg:y2="2.9cm">
          <text:p/>
        </draw:line>
        <draw:custom-shape draw:style-name="gr5" draw:text-style-name="P4" draw:layer="layout" svg:width="3.2cm" svg:height="1.2cm" svg:x="11.8cm" svg:y="1.8cm">
          <text:p text:style-name="P1"><text:span text:style-name="T2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3.2cm" svg:height="1.2cm" svg:x="15.301cm" svg:y="1.301cm">
          <text:p text:style-name="P1"><text:span text:style-name="T4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3.2cm" svg:height="1.2cm" svg:x="19.001cm" svg:y="1.401cm">
          <text:p text:style-name="P1"><text:span text:style-name="T4">mob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3.2cm" svg:height="1.2cm" svg:x="21.001cm" svg:y="2.601cm">
          <text:p text:style-name="P1"><text:span text:style-name="T4">full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3.2cm" svg:height="1.2cm" svg:x="21.802cm" svg:y="4.002cm">
          <text:p text:style-name="P1"><text:span text:style-name="T4">we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3.2cm" svg:height="1.2cm" svg:x="21.203cm" svg:y="5.603cm">
          <text:p text:style-name="P1"><text:span text:style-name="T4">he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3.2cm" svg:height="1.2cm" svg:x="18.004cm" svg:y="6.404cm">
          <text:p text:style-name="P1"><text:span text:style-name="T4">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3.2cm" svg:height="1.2cm" svg:x="14.405cm" svg:y="6.405cm">
          <text:p text:style-name="P1"><text:span text:style-name="T4">ge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8cm" svg:y1="3.9cm" svg:x2="16.9cm" svg:y2="2.3cm">
          <text:p/>
        </draw:line>
        <draw:line draw:style-name="gr2" draw:text-style-name="P3" draw:layer="layout" svg:x1="17.9cm" svg:y1="3.9cm" svg:x2="20.6cm" svg:y2="2.6cm">
          <text:p/>
        </draw:line>
        <draw:line draw:style-name="gr2" draw:text-style-name="P3" draw:layer="layout" svg:x1="19.3cm" svg:y1="3.9cm" svg:x2="21cm" svg:y2="3.2cm">
          <text:p/>
        </draw:line>
        <draw:line draw:style-name="gr6" draw:text-style-name="P3" draw:layer="layout" svg:x1="19.3cm" svg:y1="4.4cm" svg:x2="21.9cm" svg:y2="4.6cm">
          <text:p/>
        </draw:line>
        <draw:line draw:style-name="gr2" draw:text-style-name="P3" draw:layer="layout" svg:x1="19.4cm" svg:y1="4.9cm" svg:x2="21.7cm" svg:y2="5.8cm">
          <text:p/>
        </draw:line>
        <draw:line draw:style-name="gr2" draw:text-style-name="P3" draw:layer="layout" svg:x1="18.1cm" svg:y1="4.9cm" svg:x2="19.6cm" svg:y2="6.4cm">
          <text:p/>
        </draw:line>
        <draw:line draw:style-name="gr2" draw:text-style-name="P3" draw:layer="layout" svg:x1="16cm" svg:y1="4.9cm" svg:x2="16cm" svg:y2="6.3cm">
          <text:p/>
        </draw:line>
        <draw:custom-shape draw:style-name="gr7" draw:text-style-name="P6" draw:layer="layout" svg:width="3.4cm" svg:height="1.4cm" svg:x="10.1cm" svg:y="3.1cm">
          <text:p text:style-name="P1"><text:span text:style-name="T4">goalwe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9cm" svg:y1="4.4cm" svg:x2="13.5cm" svg:y2="3.8cm">
          <text:p/>
        </draw:line>
        <draw:line draw:style-name="gr8" draw:text-style-name="P3" draw:layer="layout" svg:x1="14.9cm" svg:y1="4.9cm" svg:x2="12.5cm" svg:y2="5.8cm">
          <text:p/>
        </draw:line>
        <draw:custom-shape draw:style-name="gr9" draw:text-style-name="P6" draw:layer="layout" svg:width="1.4cm" svg:height="1.7cm" svg:x="11.4cm" svg:y="5.1cm">
          <text:p text:style-name="P1"><text:span text:style-name="T4">Ha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draw:layer="layout" svg:width="3cm" svg:height="0.9cm" svg:x="4cm" svg:y="8.9cm">
          <text:p text:style-name="P1"><text:span text:style-name="T5">exercise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1.5cm" svg:y1="5.8cm" svg:x2="7cm" svg:y2="8.9cm">
          <text:p/>
        </draw:line>
        <draw:custom-shape draw:style-name="gr11" draw:text-style-name="P6" draw:layer="layout" svg:width="2.7cm" svg:height="1.3cm" svg:x="6.6cm" svg:y="6.3cm">
          <text:p text:style-name="P1"><text:span text:style-name="T4">wee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2.901cm" svg:height="1.3cm" svg:x="3.5cm" svg:y="6.401cm">
          <text:p text:style-name="P1"><text:span text:style-name="T4">member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2.7cm" svg:height="1.3cm" svg:x="1.502cm" svg:y="11.302cm">
          <text:p text:style-name="P1"><text:span text:style-name="T4">S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2.7cm" svg:height="1.3cm" svg:x="3.903cm" svg:y="12.003cm">
          <text:p text:style-name="P1"><text:span text:style-name="T4">Fr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2.7cm" svg:height="1.3cm" svg:x="6.604cm" svg:y="11.604cm">
          <text:p text:style-name="P1"><text:span text:style-name="T4">TH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2.7cm" svg:height="1.3cm" svg:x="8.705cm" svg:y="10.705cm">
          <text:p text:style-name="P1"><text:span text:style-name="T4">W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2.7cm" svg:height="1.3cm" svg:x="9.206cm" svg:y="9.106cm">
          <text:p text:style-name="P1"><text:span text:style-name="T4">Tuesd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2.7cm" svg:height="1.3cm" svg:x="9.207cm" svg:y="7.607cm">
          <text:p text:style-name="P1"><text:span text:style-name="T4">Mond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2.7cm" svg:height="1.3cm" svg:x="1.102cm" svg:y="7.402cm">
          <text:p text:style-name="P1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2.7cm" svg:height="1.3cm" svg:x="1.003cm" svg:y="9.903cm">
          <text:p text:style-name="P1"><text:span text:style-name="T4">Su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cm" svg:y1="8.9cm" svg:x2="3.8cm" svg:y2="8cm">
          <text:p/>
        </draw:line>
        <draw:line draw:style-name="gr2" draw:text-style-name="P3" draw:layer="layout" svg:x1="5cm" svg:y1="8.9cm" svg:x2="5.1cm" svg:y2="7.7cm">
          <text:p/>
        </draw:line>
        <draw:line draw:style-name="gr2" draw:text-style-name="P3" draw:layer="layout" svg:x1="6cm" svg:y1="8.9cm" svg:x2="7.9cm" svg:y2="7.7cm">
          <text:p/>
        </draw:line>
        <draw:line draw:style-name="gr2" draw:text-style-name="P3" draw:layer="layout" svg:x1="7cm" svg:y1="9.3cm" svg:x2="9.2cm" svg:y2="8.2cm">
          <text:p/>
        </draw:line>
        <draw:line draw:style-name="gr2" draw:text-style-name="P3" draw:layer="layout" svg:x1="7cm" svg:y1="9.4cm" svg:x2="9.1cm" svg:y2="9.8cm">
          <text:p/>
        </draw:line>
        <draw:line draw:style-name="gr2" draw:text-style-name="P3" draw:layer="layout" svg:x1="7cm" svg:y1="9.8cm" svg:x2="9.1cm" svg:y2="10.9cm">
          <text:p/>
        </draw:line>
        <draw:line draw:style-name="gr2" draw:text-style-name="P3" draw:layer="layout" svg:x1="6.1cm" svg:y1="9.8cm" svg:x2="7.9cm" svg:y2="11.7cm">
          <text:p/>
        </draw:line>
        <draw:line draw:style-name="gr2" draw:text-style-name="P3" draw:layer="layout" svg:x1="5.6cm" svg:y1="9.8cm" svg:x2="5.3cm" svg:y2="12.2cm">
          <text:p/>
        </draw:line>
        <draw:line draw:style-name="gr2" draw:text-style-name="P3" draw:layer="layout" svg:x1="4.4cm" svg:y1="9.8cm" svg:x2="3.8cm" svg:y2="11.6cm">
          <text:p/>
        </draw:line>
        <draw:line draw:style-name="gr2" draw:text-style-name="P3" draw:layer="layout" svg:x1="4cm" svg:y1="9.3cm" svg:x2="2.5cm" svg:y2="9.8cm">
          <text:p/>
        </draw:line>
        <draw:custom-shape draw:style-name="gr13" draw:text-style-name="P2" draw:layer="layout" svg:width="3.8cm" svg:height="0.8cm" svg:x="16.1cm" svg:y="11cm">
          <text:p text:style-name="P1"><text:span text:style-name="T1">Photo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cm" svg:height="1.3cm" svg:x="13.2cm" svg:y="8.7cm">
          <text:p text:style-name="P1"><text:span text:style-name="T4">ca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cm" svg:height="1.3cm" svg:x="16.301cm" svg:y="8.001cm">
          <text:p text:style-name="P1"><text:span text:style-name="T4">Pho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cm" svg:height="1.3cm" svg:x="19.601cm" svg:y="8.701cm">
          <text:p text:style-name="P1"><text:span text:style-name="T4">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3cm" svg:height="1.3cm" svg:x="12.002cm" svg:y="11.702cm">
          <text:p text:style-name="P1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16.2cm" svg:y1="11.8cm" svg:x2="15.1cm" svg:y2="12.3cm">
          <text:p/>
        </draw:line>
        <draw:line draw:style-name="gr15" draw:text-style-name="P3" draw:layer="layout" svg:x1="16cm" svg:y1="10.9cm" svg:x2="15.7cm" svg:y2="9.9cm">
          <text:p/>
        </draw:line>
        <draw:line draw:style-name="gr15" draw:text-style-name="P3" draw:layer="layout" svg:x1="17.9cm" svg:y1="10.9cm" svg:x2="17.9cm" svg:y2="9.4cm">
          <text:p/>
        </draw:line>
        <draw:line draw:style-name="gr15" draw:text-style-name="P3" draw:layer="layout" svg:x1="20cm" svg:y1="10.9cm" svg:x2="21.2cm" svg:y2="10.1cm">
          <text:p/>
        </draw:line>
        <draw:line draw:style-name="gr16" draw:text-style-name="P3" draw:layer="layout" svg:x1="18.8cm" svg:y1="4.9cm" svg:x2="24.6cm" svg:y2="9cm">
          <text:p/>
        </draw:line>
        <draw:custom-shape draw:style-name="gr17" draw:text-style-name="P6" draw:layer="layout" svg:width="1.4cm" svg:height="1.6cm" svg:x="24.6cm" svg:y="8.1cm">
          <text:p text:style-name="P1"><text:span text:style-name="T4">Ha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3" draw:layer="layout" svg:x1="25.3cm" svg:y1="9.7cm" svg:x2="25.3cm" svg:y2="11.8cm">
          <text:p/>
        </draw:line>
        <draw:custom-shape draw:style-name="gr18" draw:text-style-name="P2" draw:layer="layout" svg:width="3cm" svg:height="1cm" svg:x="23.2cm" svg:y="11.8cm">
          <text:p text:style-name="P1"><text:span text:style-name="T1">Dite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8cm" svg:height="1.2cm" svg:x="21.7cm" svg:y="9.9cm">
          <text:p text:style-name="P1"><text:span text:style-name="T4">mor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2.8cm" svg:height="1.2cm" svg:x="25.701cm" svg:y="9.901cm">
          <text:p text:style-name="P1"><text:span text:style-name="T4">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2.902cm" svg:height="1.198cm" svg:x="25.6cm" svg:y="14.402cm">
          <text:p text:style-name="P1"><text:span text:style-name="T4">member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2.8cm" svg:height="1.2cm" svg:x="23.203cm" svg:y="15.303cm">
          <text:p text:style-name="P1"><text:span text:style-name="T4">n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2.8cm" svg:height="1.2cm" svg:x="20.204cm" svg:y="14.604cm">
          <text:p text:style-name="P1"><text:span text:style-name="T4">EvningSna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2.8cm" svg:height="1.2cm" svg:x="19.005cm" svg:y="13.405cm">
          <text:p text:style-name="P1"><text:span text:style-name="T4">Afterno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draw:layer="layout" svg:width="3.406cm" svg:height="1.2cm" svg:x="18.8cm" svg:y="12.006cm">
          <text:p text:style-name="P1"><text:span text:style-name="T4">MorningSna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1.6cm" svg:height="1.4cm" svg:x="27.1cm" svg:y="12.7cm">
          <text:p text:style-name="P1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23.6cm" svg:y1="11.8cm" svg:x2="23cm" svg:y2="11.1cm">
          <text:p/>
        </draw:line>
        <draw:line draw:style-name="gr15" draw:text-style-name="P3" draw:layer="layout" svg:x1="26cm" svg:y1="11.8cm" svg:x2="27.2cm" svg:y2="11.1cm">
          <text:p/>
        </draw:line>
        <draw:line draw:style-name="gr15" draw:text-style-name="P3" draw:layer="layout" svg:x1="23.2cm" svg:y1="12.6cm" svg:x2="22.3cm" svg:y2="12.7cm">
          <text:p/>
        </draw:line>
        <draw:line draw:style-name="gr15" draw:text-style-name="P3" draw:layer="layout" svg:x1="23.4cm" svg:y1="12.8cm" svg:x2="21.9cm" svg:y2="14.1cm">
          <text:p/>
        </draw:line>
        <draw:line draw:style-name="gr15" draw:text-style-name="P3" draw:layer="layout" svg:x1="23.9cm" svg:y1="12.9cm" svg:x2="22.5cm" svg:y2="14.8cm">
          <text:p/>
        </draw:line>
        <draw:line draw:style-name="gr23" draw:text-style-name="P7" draw:layer="layout" svg:x1="25cm" svg:y1="12.7cm" svg:x2="24.6cm" svg:y2="15.3cm">
          <text:p/>
        </draw:line>
        <draw:line draw:style-name="gr23" draw:text-style-name="P7" draw:layer="layout" svg:x1="25.5cm" svg:y1="12.9cm" svg:x2="26cm" svg:y2="14.6cm">
          <text:p/>
        </draw:line>
        <draw:line draw:style-name="gr23" draw:text-style-name="P7" draw:layer="layout" svg:x1="26.2cm" svg:y1="12.7cm" svg:x2="27.1cm" svg:y2="13.4cm">
          <text:p/>
        </draw:line>
        <draw:line draw:style-name="gr24" draw:text-style-name="P7" draw:layer="layout" svg:x1="15.2cm" svg:y1="5cm" svg:x2="12.5cm" svg:y2="10.1cm">
          <text:p/>
        </draw:line>
        <draw:custom-shape draw:style-name="gr25" draw:text-style-name="P2" draw:layer="layout" svg:width="3.8cm" svg:height="0.8cm" svg:x="8cm" svg:y="14.5cm">
          <text:p text:style-name="P1"><text:span text:style-name="T5">Bill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.9cm" svg:height="1cm" svg:x="6.8cm" svg:y="13cm">
          <text:p text:style-name="P8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draw:layer="layout" svg:width="2.199cm" svg:height="1cm" svg:x="8.801cm" svg:y="12.601cm">
          <text:p text:style-name="P1"><text:span text:style-name="T4">GrandTot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draw:layer="layout" svg:width="1.9cm" svg:height="1cm" svg:x="11.202cm" svg:y="13.002cm">
          <text:p text:style-name="P1"><text:span text:style-name="T6">DateTi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1.1cm" svg:height="1.1cm" svg:x="12cm" svg:y="10cm">
          <text:p text:style-name="P1"><text:span text:style-name="T6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4" draw:text-style-name="P7" draw:layer="layout" svg:x1="12.6cm" svg:y1="11.1cm" svg:x2="10.1cm" svg:y2="14.5cm">
          <text:p/>
        </draw:line>
        <draw:custom-shape draw:style-name="gr26" draw:text-style-name="P6" draw:layer="layout" svg:width="1.9cm" svg:height="1cm" svg:x="12.803cm" svg:y="14.303cm">
          <text:p text:style-name="P1"><text:span text:style-name="T7">User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7" draw:layer="layout" svg:x1="8cm" svg:y1="14.5cm" svg:x2="7.7cm" svg:y2="14cm">
          <text:p/>
        </draw:line>
        <draw:line draw:style-name="gr23" draw:text-style-name="P7" draw:layer="layout" svg:x1="9.8cm" svg:y1="14.5cm" svg:x2="9.8cm" svg:y2="13.6cm">
          <text:p/>
        </draw:line>
        <draw:line draw:style-name="gr23" draw:text-style-name="P7" draw:layer="layout" svg:x1="11cm" svg:y1="14.5cm" svg:x2="12.3cm" svg:y2="14cm">
          <text:p/>
        </draw:line>
        <draw:line draw:style-name="gr23" draw:text-style-name="P7" draw:layer="layout" svg:x1="11.8cm" svg:y1="14.8cm" svg:x2="12.8cm" svg:y2="14.8cm">
          <text:p/>
        </draw:line>
        <draw:line draw:style-name="gr24" draw:text-style-name="P7" draw:layer="layout" svg:x1="8cm" svg:y1="15.2cm" svg:x2="7.1cm" svg:y2="15.9cm">
          <text:p/>
        </draw:line>
        <draw:custom-shape draw:style-name="gr29" draw:text-style-name="P6" draw:layer="layout" svg:width="1.1cm" svg:height="1.3cm" svg:x="6cm" svg:y="15.2cm">
          <text:p text:style-name="P1"><text:span text:style-name="T8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4" draw:text-style-name="P7" draw:layer="layout" svg:x1="6.5cm" svg:y1="16.5cm" svg:x2="4.8cm" svg:y2="16.8cm">
          <text:p/>
        </draw:line>
        <draw:custom-shape draw:style-name="gr30" draw:text-style-name="P2" draw:layer="layout" svg:width="2.9cm" svg:height="0.9cm" svg:x="1.8cm" svg:y="16.4cm">
          <text:p text:style-name="P1"><text:span text:style-name="T1">BillDetail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2.2cm" svg:height="0.8cm" svg:x="4.5cm" svg:y="14.2cm">
          <text:p text:style-name="P1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2.2cm" svg:height="0.8cm" svg:x="2.801cm" svg:y="13.601cm">
          <text:p text:style-name="P1"><text:span text:style-name="T4">package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2.2cm" svg:height="0.8cm" svg:x="1.002cm" svg:y="14.402cm">
          <text:p text:style-name="P1"><text:span text:style-name="T4">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2.2cm" svg:height="0.8cm" svg:x="1.003cm" svg:y="18.403cm">
          <text:p text:style-name="P1"><text:span text:style-name="T4">Exp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2.2cm" svg:height="0.8cm" svg:x="4.204cm" svg:y="18.404cm">
          <text:p text:style-name="P1"><text:span text:style-name="T4">bill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7" draw:layer="layout" svg:x1="4.3cm" svg:y1="16.4cm" svg:x2="5.7cm" svg:y2="15.2cm">
          <text:p/>
        </draw:line>
        <draw:line draw:style-name="gr23" draw:text-style-name="P7" draw:layer="layout" svg:x1="3.5cm" svg:y1="16.4cm" svg:x2="3.9cm" svg:y2="14.4cm">
          <text:p/>
        </draw:line>
        <draw:line draw:style-name="gr23" draw:text-style-name="P7" draw:layer="layout" svg:x1="2.4cm" svg:y1="16.4cm" svg:x2="2.1cm" svg:y2="15.2cm">
          <text:p/>
        </draw:line>
        <draw:line draw:style-name="gr23" draw:text-style-name="P7" draw:layer="layout" svg:x1="2.3cm" svg:y1="17.3cm" svg:x2="2.1cm" svg:y2="18.5cm">
          <text:p/>
        </draw:line>
        <draw:line draw:style-name="gr23" draw:text-style-name="P7" draw:layer="layout" svg:x1="3.7cm" svg:y1="17.3cm" svg:x2="5.4cm" svg:y2="18.4cm">
          <text:p/>
        </draw:line>
        <draw:custom-shape draw:style-name="gr32" draw:text-style-name="P6" draw:layer="layout" svg:width="4cm" svg:height="1.1cm" svg:x="18.7cm" svg:y="16.9cm">
          <text:p text:style-name="P1">videos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2.9cm" svg:height="1.3cm" svg:x="25.1cm" svg:y="16.7cm">
          <text:p text:style-name="P8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2.9cm" svg:height="1.3cm" svg:x="24.101cm" svg:y="18.701cm">
          <text:p text:style-name="P1"><text:span text:style-name="T4">Ca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2.9cm" svg:height="1.3cm" svg:x="20.602cm" svg:y="18.802cm">
          <text:p text:style-name="P1"><text:span text:style-name="T4">ved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draw:layer="layout" svg:width="2.9cm" svg:height="1.3cm" svg:x="17.303cm" svg:y="18.703cm">
          <text:p text:style-name="P1"><text:span text:style-name="T4">Descripti</text:span><text:span text:style-name="T4">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7" draw:layer="layout" svg:x1="22.6cm" svg:y1="17.4cm" svg:x2="25cm" svg:y2="17.4cm">
          <text:p/>
        </draw:line>
        <draw:line draw:style-name="gr23" draw:text-style-name="P7" draw:layer="layout" svg:x1="22.8cm" svg:y1="18cm" svg:x2="25.6cm" svg:y2="18.7cm">
          <text:p/>
        </draw:line>
        <draw:line draw:style-name="gr23" draw:text-style-name="P7" draw:layer="layout" svg:x1="21.5cm" svg:y1="18cm" svg:x2="22.1cm" svg:y2="18.8cm">
          <text:p/>
        </draw:line>
        <draw:line draw:style-name="gr23" draw:text-style-name="P7" draw:layer="layout" svg:x1="20cm" svg:y1="18cm" svg:x2="18.7cm" svg:y2="18.6cm">
          <text:p/>
        </draw:line>
        <draw:custom-shape draw:style-name="gr34" draw:text-style-name="P2" draw:layer="layout" svg:width="3.8cm" svg:height="1cm" svg:x="12.1cm" svg:y="16cm">
          <text:p text:style-name="P1"><text:span text:style-name="T1">packages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2.5cm" svg:height="1cm" svg:x="8.2cm" svg:y="16cm">
          <text:p text:style-name="P1"><text:span text:style-name="T9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3.401cm" svg:height="1cm" svg:x="7.5cm" svg:y="17.501cm">
          <text:p text:style-name="P1"><text:span text:style-name="T4">package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6" draw:layer="layout" svg:width="2.5cm" svg:height="1cm" svg:x="10.302cm" svg:y="18.502cm">
          <text:p text:style-name="P1"><text:span text:style-name="T4">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6" draw:layer="layout" svg:width="2.5cm" svg:height="1cm" svg:x="13.103cm" svg:y="18.503cm">
          <text:p text:style-name="P1"><text:span text:style-name="T4">Duratio</text:span><text:span text:style-name="T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6" draw:layer="layout" svg:width="2.5cm" svg:height="1cm" svg:x="15.704cm" svg:y="17.904cm">
          <text:p text:style-name="P1"><text:span text:style-name="T4">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7" draw:layer="layout" svg:x1="12.1cm" svg:y1="16.5cm" svg:x2="10.7cm" svg:y2="16.5cm">
          <text:p/>
        </draw:line>
        <draw:line draw:style-name="gr23" draw:text-style-name="P7" draw:layer="layout" svg:x1="12.1cm" svg:y1="17cm" svg:x2="10.5cm" svg:y2="17.6cm">
          <text:p/>
        </draw:line>
        <draw:line draw:style-name="gr23" draw:text-style-name="P7" draw:layer="layout" svg:x1="13cm" svg:y1="17cm" svg:x2="11.6cm" svg:y2="18.5cm">
          <text:p/>
        </draw:line>
        <draw:line draw:style-name="gr23" draw:text-style-name="P7" draw:layer="layout" svg:x1="14.1cm" svg:y1="17cm" svg:x2="14.4cm" svg:y2="18.5cm">
          <text:p/>
        </draw:line>
        <draw:line draw:style-name="gr23" draw:text-style-name="P7" draw:layer="layout" svg:x1="15.9cm" svg:y1="17cm" svg:x2="17cm" svg:y2="17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3T12:21:25.935652118</meta:creation-date>
    <dc:date>2020-04-13T18:32:55.193021690</dc:date>
    <meta:editing-duration>PT23M10S</meta:editing-duration>
    <meta:editing-cycles>3</meta:editing-cycles>
    <meta:generator>LibreOffice/6.0.7.3$Linux_X86_64 LibreOffice_project/00m0$Build-3</meta:generator>
    <meta:document-statistic meta:object-count="127"/>
  </office:meta>
</office:document-meta>
</file>